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PDL More Regular Expressions</text:p>
      <text:p text:style-name="P2"/>
      <text:p text:style-name="P3"><text:a xlink:type="simple" xlink:href="../DungeonCraftHelp.html">DungeonCraft Help Home</text:a></text:p>
      <text:p text:style-name="P3">This file documents GREP, a pattern matching engine.</text:p>
      <text:p text:style-name="P3">Published by the Free Software Foundation, 59 Temple Place - Suite 330 Boston, MA 02111-1307, USA</text:p>
      <text:p text:style-name="P3">Copyright (C) 1998 Free Software Foundation, Inc.</text:p>
      <text:p text:style-name="P3">Permission is granted to make and distribute verbatim copies of this manual provided the copyright notice and this permission notice are preserved on all copies.</text:p>
      <text:p text:style-name="P3">Permission is granted to copy and distribute modified versions of this manual under the conditions for verbatim copying, provided that the entire resulting derived work is distributed under the terms of a permission notice identical to this one.</text:p>
      <text:p text:style-name="P3">Permission is granted to copy and distribute translations of this manual into another language, under the above conditions for modified versions, except that this permission notice may be stated in a translation approved by the Foundation.</text:p>
      <text:p text:style-name="P3">..... Deleted Section pertaining to grep as a command line tool .....</text:p>
      <text:p text:style-name="Heading">Regular Expressions</text:p>
      <text:p text:style-name="P3">*******************</text:p>
      <text:p text:style-name="P3">A "regular expression" is a pattern that describes <text:s/>a <text:s/>set <text:s/>of strings. <text:s/>Regular expressions are constructed analogously to arithmetic expressions, by using various operators to combine smaller expressions. <text:s/>GREP understands two different versions of regular expression syntax: <text:s text:c="2"/>"basic" <text:s/>and <text:s/>"extended". <text:s/>In GNU GREP, there is no difference in available functionality using either syntax. <text:s/>In other implementations, <text:s/>basic regular expressions are less powerful. The following description applies to extended regular expressions; differences for basic regular expressions are summarized afterwards.</text:p>
      <text:p text:style-name="P3">The fundamental building blocks are the regular expressions that match a single character. <text:s/>Most characters, including all letters and digits, are regular expressions match themselves. <text:s/>Any metacharacter with special meaning may be quoted by preceding it with a backslash. <text:s/>A list of characters enclosed by `[' and `]' matches any single character in that list; if the first character of the list is the caret `^', then it matches any character *not* in the list. <text:s/>For example, the regular expression `[0123456789]' matches any single digit. A range of ASCII characters may be specified by giving the first and last characters, separated by a hyphen. <text:s/>Finally, certain named classes of characters are predefined. <text:s text:c="2"/>Their names are self explanatory, and they are :</text:p>
      <text:p text:style-name="Preformatted_20_Text">`[:alnum:]'</text:p>
      <text:p text:style-name="P3"><text:s text:c="5"/>Any of [:digit:] or [:alpha:]</text:p>
      <text:p text:style-name="Preformatted_20_Text">`[:alpha:]'</text:p>
      <text:p text:style-name="P3"><text:s text:c="5"/>Any local-specific or one of the ASCII letters:</text:p>
      <text:p text:style-name="P3"><text:s text:c="5"/>`a b c ... x y z',</text:p>
      <text:p text:style-name="P3"><text:s text:c="5"/>`A B C ... X Y Z'.</text:p>
      <text:p text:style-name="P3"/>
      <text:p text:style-name="Preformatted_20_Text"><text:soft-page-break/>`[:cntrl:]'</text:p>
      <text:p text:style-name="P3"><text:s text:c="5"/>Any of `BEL', `BS', `CR', `FF', `HT', `NL', or `VT'.</text:p>
      <text:p text:style-name="Preformatted_20_Text">`[:digit:]'</text:p>
      <text:p text:style-name="P3"><text:s text:c="5"/>Any one of `0 1 2 3 4 5 6 7 8 9'.</text:p>
      <text:p text:style-name="Preformatted_20_Text">`[:graph:]'</text:p>
      <text:p text:style-name="P3"><text:s text:c="5"/>Anything that is not a `[:alphanum:]' or `[:punct:]'.</text:p>
      <text:p text:style-name="Preformatted_20_Text">`[:lower:]'</text:p>
      <text:p text:style-name="P3"><text:s text:c="5"/>Any one of `a b c ... x y z'.</text:p>
      <text:p text:style-name="Preformatted_20_Text">`[:print:]'</text:p>
      <text:p text:style-name="P3"><text:s text:c="5"/>Any character from the `[:space:]' class, and any character that is *not* in the `[:isgraph:]' class.</text:p>
      <text:p text:style-name="Preformatted_20_Text">`[:punct:]'</text:p>
      <text:p text:style-name="P3"><text:s text:c="5"/>Any one of `! " #% &amp; ' ( ) ; &lt; = &gt; ? [ \ ] * + , - . / : ^ _ { | }'.</text:p>
      <text:p text:style-name="Preformatted_20_Text">`[:space:]'</text:p>
      <text:p text:style-name="P3"><text:s text:c="5"/>Any one of `CR FF HT NL VT SPACE'.</text:p>
      <text:p text:style-name="Preformatted_20_Text">`[:upper:]'</text:p>
      <text:p text:style-name="P3"><text:s text:c="5"/>Any one of `A B C ... X Y Z'.</text:p>
      <text:p text:style-name="Preformatted_20_Text">`[:xdigit:]'</text:p>
      <text:p text:style-name="P3"><text:s text:c="5"/>Any one of `a b c d e f A B C D E F 0 1 2 3 4 5 6 7 8 9'.</text:p>
      <text:p text:style-name="P3">For example, `[[:alnum:]]' means `[0-9A-Za-z]', except the latter form is dependent upon the ASCII character <text:s/>encoding, <text:s/>whereas <text:s/>the former <text:s/>is portable. <text:s/>(Note that the brackets in these class names are part of the symbolic names, and must <text:s/>be <text:s/>included in <text:s/>addition <text:s/>to the brackets delimiting the bracket list). <text:s/>Most metacharacters lose their special meaning inside lists. <text:s/>To include a literal `]', place it first in the list. <text:s/>Similarly, to include a literal `^', place it anywhere but first. <text:s/>Finally, to include a literal `-', place it last.</text:p>
      <text:p text:style-name="P3">The period `.' matches any single character. <text:s/>The symbol `\w' is a synonym for `[[:alnum:]]' and `\W' is a synonym for `[^[:alnum]]'.</text:p>
      <text:p text:style-name="P3">The caret `^' and the dollar sign `$' are metacharacters that respectively match the empty string at the beginning and end of a line. The symbols `\&lt;' and <text:s/>`\&gt;' respectively match the empty string at the beginning and end of a word. <text:s/>The symbol `\b' matches the empty string at the edge of a <text:s/>word, <text:s/>and <text:s/>`\B' matches <text:s/>the empty string provided it's not at the edge of a word.</text:p>
      <text:p text:style-name="P3">A regular expression may <text:s/>be <text:s/>followed <text:s/>by <text:s/>one <text:s/>of <text:s/>several repetition operators:</text:p>
      <text:p text:style-name="P3">`?'</text:p>
      <text:p text:style-name="P3"><text:s text:c="5"/>The preceding item is optional and will be matched at most once.</text:p>
      <text:p text:style-name="P3">`*'</text:p>
      <text:p text:style-name="P3"><text:s text:c="5"/>The preceding item will be matched zero or more times.</text:p>
      <text:p text:style-name="P3">`+'</text:p>
      <text:p text:style-name="P3"><text:s text:c="5"/>The preceding item will be matched one or more times.</text:p>
      <text:p text:style-name="P3">`{N}'</text:p>
      <text:p text:style-name="P3"><text:s text:c="5"/>The preceding item is matched exactly N times.</text:p>
      <text:p text:style-name="P3">`{N,}'</text:p>
      <text:p text:style-name="P3"><text:s text:c="5"/>The preceding item is matched n or more times.</text:p>
      <text:p text:style-name="P3"><text:soft-page-break/>`{,M}'</text:p>
      <text:p text:style-name="P3"><text:s text:c="5"/>The preceding item is optional and is matched at most M times.</text:p>
      <text:p text:style-name="P3">`{N,M}'</text:p>
      <text:p text:style-name="P3"><text:s text:c="5"/>The preceding item is matched at least N times, but not more than M times.</text:p>
      <text:p text:style-name="P3">Two regular expressions may be concatenated; <text:s/>the <text:s/>resulting regular expression matches any string formed by concatenating two substrings that respectively match the concatenated subexpressions.</text:p>
      <text:p text:style-name="P3">Two regular expressions may be joined by the infix operator `|'; the resulting regular expression matches any string matching either subexpression.</text:p>
      <text:p text:style-name="P3">Repetition takes precedence over concatenation, <text:s/>which in turn takes precedence over alternation. <text:s/>A whole subexpression may be enclosed in parentheses to override these precedence rules.</text:p>
      <text:p text:style-name="P3">The backreference `\N', where N is a single digit, matches the substring previously matched by the Nth parenthesized subexpression of the regular expression.</text:p>
      <text:p text:style-name="P3">..... Deleted differences between basic and extended .....</text:p>
      <text:p text:style-name="P3">..... Deleted index sec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 Stevens</meta:initial-creator>
    <meta:creation-date>2010-05-08T13:16:40</meta:creation-date>
    <meta:generator>OpenOffice.org/3.2$Win32 OpenOffice.org_project/320m12$Build-9483</meta:generator>
    <meta:editing-cycles>2</meta:editing-cycles>
    <meta:editing-duration>PT00H05M46S</meta:editing-duration>
    <dc:title>More Regular Expressions</dc:title>
    <dc:date>2010-05-08T16:06:19.79</dc:date>
    <dc:creator>Paul Stevens</dc:creator>
    <meta:document-statistic meta:table-count="0" meta:image-count="0" meta:object-count="0" meta:page-count="3" meta:paragraph-count="61" meta:word-count="900" meta:character-count="5502"/>
  </office:meta>
</office:document-meta>
</file>